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Link" style:data-style-name="N0">
      <style:table-cell-properties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FF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18180555555556cm"/>
    </style:style>
    <style:style style:name="co2" style:family="table-column">
      <style:table-column-properties fo:break-before="auto" style:column-width="18.2386111111111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3.56305555555556cm"/>
    </style:style>
    <style:style style:name="co7" style:family="table-column">
      <style:table-column-properties fo:break-before="auto" style:column-width="2.66347222222222cm"/>
    </style:style>
    <style:style style:name="co8" style:family="table-column">
      <style:table-column-properties fo:break-before="auto" style:column-width="1.88736111111111cm"/>
    </style:style>
    <style:style style:name="co9" style:family="table-column">
      <style:table-column-properties fo:break-before="auto" style:column-width="1.60513888888889cm"/>
    </style:style>
    <style:style style:name="co10" style:family="table-column">
      <style:table-column-properties fo:break-before="auto" style:column-width="5.13291666666667cm"/>
    </style:style>
    <style:style style:name="co11" style:family="table-column">
      <style:table-column-properties fo:break-before="auto" style:column-width="3.51013888888889cm"/>
    </style:style>
    <style:style style:name="co12" style:family="table-column">
      <style:table-column-properties fo:break-before="auto" style:column-width="4.25097222222222cm"/>
    </style:style>
    <style:style style:name="co13" style:family="table-column">
      <style:table-column-properties fo:break-before="auto" style:column-width="1.72861111111111cm"/>
    </style:style>
    <style:style style:name="co14" style:family="table-column">
      <style:table-column-properties fo:break-before="auto" style:column-width="2.94569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75.5pt" style:use-optimal-row-height="true" fo:break-before="auto"/>
    </style:style>
    <style:style style:name="ro3" style:family="table-row">
      <style:table-row-properties style:row-height="50.5pt" style:use-optimal-row-height="true" fo:break-before="auto"/>
    </style:style>
    <style:style style:name="ro4" style:family="table-row">
      <style:table-row-properties style:row-height="48.15pt" style:use-optimal-row-height="false" fo:break-before="auto"/>
    </style:style>
    <style:style style:name="ro5" style:family="table-row">
      <style:table-row-properties style:row-height="37.25pt" style:use-optimal-row-height="false" fo:break-before="auto"/>
    </style:style>
    <style:style style:name="ro6" style:family="table-row">
      <style:table-row-properties style:row-height="31.9pt" style:use-optimal-row-height="false" fo:break-before="auto"/>
    </style:style>
    <style:style style:name="ro7" style:family="table-row">
      <style:table-row-properties style:row-height="45.4pt" style:use-optimal-row-height="false" fo:break-before="auto"/>
    </style:style>
    <style:style style:name="ro8" style:family="table-row">
      <style:table-row-properties style:row-height="36.5pt" style:use-optimal-row-height="false" fo:break-before="auto"/>
    </style:style>
    <style:style style:name="ro9" style:family="table-row">
      <style:table-row-properties style:row-height="29.75pt" style:use-optimal-row-height="false" fo:break-before="auto"/>
    </style:style>
    <style:style style:name="ro10" style:family="table-row">
      <style:table-row-properties style:row-height="23pt" style:use-optimal-row-height="false" fo:break-before="auto"/>
    </style:style>
    <style:style style:name="ro11" style:family="table-row">
      <style:table-row-properties style:row-height="2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Charity Name</text:p>
          </table:table-cell>
          <table:table-cell office:value-type="string" table:style-name="ce2">
            <text:p>Charity Description</text:p>
          </table:table-cell>
          <table:table-cell office:value-type="string" table:style-name="ce2">
            <text:p>Data source</text:p>
          </table:table-cell>
          <table:table-cell office:value-type="string" table:style-name="ce2">
            <text:p>Link to cost efficiency</text:p>
          </table:table-cell>
          <table:table-cell office:value-type="string" table:style-name="ce2">
            <text:p>Link to charity page</text:p>
          </table:table-cell>
          <table:table-cell office:value-type="string" table:style-name="ce2">
            <office:annotation draw:style-name="a0" svg:x="14.6180555555556in" svg:y="0in" svg:width="1.13888888888889in" svg:height="4.89583333333333in">
              <dc:creator>PK</dc:creator>
              <text:p><text:span text:style-name="T1">- infrastructure</text:span></text:p>
              <text:p><text:span text:style-name="T1">- rural areas</text:span></text:p>
              <text:p><text:span text:style-name="T1">- healthcare and prevention</text:span></text:p>
              <text:p><text:span text:style-name="T1">&gt;maternal and neonatal health</text:span></text:p>
              <text:p><text:span text:style-name="T1">&gt;vaccinations</text:span></text:p>
              <text:p><text:span text:style-name="T1">&gt;prevention (other)</text:span></text:p>
              <text:p><text:span text:style-name="T1">&gt;Malaria</text:span></text:p>
              <text:p><text:span text:style-name="T1">&gt;HIV/AIDS &gt;cancer treatment</text:span></text:p>
              <text:p><text:span text:style-name="T1">&gt;orthopedic treatment</text:span></text:p>
              <text:p><text:span text:style-name="T1">&gt;contraception</text:span></text:p>
              <text:p><text:span text:style-name="T1">&gt;treatment (other)</text:span></text:p>
              <text:p><text:span text:style-name="T1">&gt;eyes</text:span></text:p>
              <text:p><text:span text:style-name="T1">&gt;hunger</text:span></text:p>
              <text:p><text:span text:style-name="T1">- economic development</text:span></text:p>
              <text:p><text:span text:style-name="T1">&gt;farming</text:span></text:p>
              <text:p><text:span text:style-name="T1">&gt;worker support &gt;cash transfer and microfinances</text:span></text:p>
              <text:p><text:span text:style-name="T1">- education</text:span></text:p>
              <text:p><text:span text:style-name="T1">- water</text:span></text:p>
              <text:p><text:span text:style-name="T1">- animal welfare</text:span></text:p>
              <text:p><text:span text:style-name="T1">- climate change</text:span></text:p>
            </office:annotation>
            <text:p>Categories</text:p>
          </table:table-cell>
          <table:table-cell office:value-type="string" table:style-name="ce2">
            <text:p>Continent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gln (global, local, nationwide)</text:p>
          </table:table-cell>
          <table:table-cell office:value-type="string" table:style-name="ce2">
            <office:annotation draw:style-name="a1" svg:x="19.4027777777778in" svg:y="0in" svg:width="1.13888888888889in" svg:height="1.00694444444444in">
              <dc:creator>PK</dc:creator>
              <text:p><text:span text:style-name="T1">Possible answers: Children, Women, Men, Elderly, Refugees</text:span></text:p>
            </office:annotation>
            <text:p>target demographic</text:p>
          </table:table-cell>
          <table:table-cell office:value-type="string" table:style-name="ce2">
            <text:p>size of charity (revenue)</text:p>
          </table:table-cell>
          <table:table-cell office:value-type="string" table:style-name="ce2">
            <office:annotation draw:style-name="a2" svg:x="21.7569444444444in" svg:y="0in" svg:width="1.13888888888889in" svg:height="1.00694444444444in">
              <dc:creator>PK</dc:creator>
              <text:p><text:span text:style-name="T1">y/n-answer</text:span></text:p>
              <text:p><text:span text:style-name="T1">Does the charity work on existential crises for humanity and the planet?</text:span></text:p>
            </office:annotation>
            <text:p>Ex-crisis</text:p>
          </table:table-cell>
          <table:table-cell office:value-type="string" table:style-name="ce2">
            <text:p>efficiency rating</text:p>
          </table:table-cell>
          <table:table-cell office:value-type="string" table:style-name="ce2">
            <office:annotation draw:style-name="a3" svg:x="23.8055555555556in" svg:y="0in" svg:width="1.13888888888889in" svg:height="0.854166666666667in">
              <dc:creator>PK</dc:creator>
              <text:p><text:span text:style-name="T1">y/n answer</text:span></text:p>
              <text:p><text:span text:style-name="T1">Does the charity publish their numbers/their books?</text:span></text:p>
            </office:annotation>
            <text:p>Accountability</text:p>
          </table:table-cell>
          <table:table-cell table:number-columns-repeated="16369" table:style-name="ce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Bridges to Prosperity</text:p>
          </table:table-cell>
          <table:table-cell office:value-type="string" table:style-name="ce3">
            <text:p>Building footbridges in rural areas in sub-Saharan Africa and Latin America to connect isolated households to schools, health clinics, and markets. (More)</text:p>
          </table:table-cell>
          <table:table-cell office:value-type="string" table:style-name="ce1">
            <text:p>GiveWell</text:p>
          </table:table-cell>
          <table:table-cell table:style-name="ce4"/>
          <table:table-cell office:value-type="string" table:style-name="ce1">
            <text:p>https://bridgestoprosperity.org/</text:p>
          </table:table-cell>
          <table:table-cell office:value-type="string" table:style-name="ce1">
            <text:p>Infrastructure</text:p>
          </table:table-cell>
          <table:table-cell office:value-type="string" table:style-name="ce1">
            <text:p>Africa, South America</text:p>
          </table:table-cell>
          <table:table-cell office:value-type="string" table:style-name="ce1">
            <text:p>Nicaragua, Rwanda</text:p>
          </table:table-cell>
          <table:table-cell table:style-name="ce4"/>
          <table:table-cell office:value-type="string" table:style-name="ce1">
            <text:p>Children, Women, Men, Elderly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2" table:style-name="ce4"/>
          <table:table-cell table:number-columns-repeated="2" table:style-name="ce1"/>
          <table:table-cell table:number-columns-repeated="16367" table:style-name="ce2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hlorine vouchers</text:p>
          </table:table-cell>
          <table:table-cell office:value-type="string" table:style-name="ce3">
            <text:p>Offering vouchers for free redemption of household water chlorination treatment. (More)</text:p>
          </table:table-cell>
          <table:table-cell office:value-type="string" table:style-name="ce1">
            <text:p>GiveWell</text:p>
          </table:table-cell>
          <table:table-cell table:number-columns-repeated="2" table:style-name="ce4"/>
          <table:table-cell office:value-type="string" table:style-name="ce1">
            <text:p>Healthcare and prevention &gt;prevention(other)</text:p>
          </table:table-cell>
          <table:table-cell table:number-columns-repeated="2" table:style-name="ce1"/>
          <table:table-cell table:number-columns-repeated="6" table:style-name="ce4"/>
          <table:table-cell table:number-columns-repeated="16369" table:style-name="ce1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5">
            <text:p>Combined protocol community-based management of acute malnutrition</text:p>
          </table:table-cell>
          <table:table-cell office:value-type="string" table:style-name="ce5">
            <text:p><text:a xlink:href="https://www.givewell.org/international/technical/programs/combined-protocol-community-management-acute-malnutrition">Identifying and treating uncomplicated cases of both severe acute malnutrition and moderate acute malnutrition on an outpatient basis. (More)</text:a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IdZLSBgEK46vc7cX9C7KnFgUcOk_M0UIYJ8go_DrvS0/edit#gid=1468241237">https://docs.google.com/spreadsheets/d/1IdZLSBgEK46vc7cX9C7KnFgUcOk_M0UIYJ8go_DrvS0/edit#gid=1468241237</text:a></text:p>
          </table:table-cell>
          <table:table-cell office:value-type="string" table:style-name="ce1">
            <text:p><text:a xlink:href="https://www.actionagainsthunger.org/">https://www.actionagainsthunger.org/</text:a></text:p>
          </table:table-cell>
          <table:table-cell office:value-type="string" table:style-name="ce1">
            <text:p>Healthcare and prevention &gt;prevention(other)</text:p>
          </table:table-cell>
          <table:table-cell table:number-columns-repeated="2" table:style-name="ce1"/>
          <table:table-cell office:value-type="string" table:style-name="ce1">
            <text:p>global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5">
            <text:p>Conditional cash transfers to increase infant vaccination as run by New Incentives</text:p>
          </table:table-cell>
          <table:table-cell office:value-type="string" table:style-name="ce5">
            <text:p><text:span text:style-name="T2">Providing cash transfers to caregivers who bring their infants to receive routine vaccinations, along with outreach to encourage vaccination and efforts to ensure vaccines are available in clinics. (</text:span><text:span text:style-name="T3">More</text:span><text:span text:style-name="T2"><text:s/>on the program;<text:s/></text:span><text:span text:style-name="T3">more</text:span><text:span text:style-name="T2"><text:s/>on the evidence)</text:span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8ROI6dRdKsNfXg5gIyBa1_7eYOjowfbw5n65zkrLnvc/edit#gid=1176773164">https://docs.google.com/spreadsheets/d/18ROI6dRdKsNfXg5gIyBa1_7eYOjowfbw5n65zkrLnvc/edit#gid=1176773164</text:a></text:p>
          </table:table-cell>
          <table:table-cell office:value-type="string" table:style-name="ce1">
            <text:p><text:a xlink:href="https://www.newincentives.org/">https://www.newincentives.org/</text:a></text:p>
          </table:table-cell>
          <table:table-cell office:value-type="string" table:style-name="ce1">
            <text:p>Healthcare and prevention &gt;prevention(other)</text:p>
          </table:table-cell>
          <table:table-cell table:number-columns-repeated="2" table:style-name="ce1"/>
          <table:table-cell office:value-type="string" table:style-name="ce1">
            <text:p>Nigeria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5">
            <text:p>Deworming (mass drug administration targeting schistosomiasis and/or soil-transmitted helminths)</text:p>
          </table:table-cell>
          <table:table-cell office:value-type="string" table:style-name="ce5">
            <text:p><text:a xlink:href="https://www.givewell.org/international/technical/programs/deworming">Treating all school-aged children with anti-parasitic drugs in areas at risk for schistosomiasis and/or soil-transmitted helminths once or twice per year. (More)</text:a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8ROI6dRdKsNfXg5gIyBa1_7eYOjowfbw5n65zkrLnvc/edit#gid=472531943">https://docs.google.com/spreadsheets/d/18ROI6dRdKsNfXg5gIyBa1_7eYOjowfbw5n65zkrLnvc/edit#gid=472531943</text:a></text:p>
          </table:table-cell>
          <table:table-cell office:value-type="string" table:style-name="ce1">
            <text:p><text:a xlink:href="https://donate.sightsavers.org/countries/global/appeals/web2024gl">https://donate.sightsavers.org/countries/global/appeals/web2024gl</text:a></text:p>
          </table:table-cell>
          <table:table-cell office:value-type="string" table:style-name="ce1">
            <text:p>Healthcare and prevention &gt;prevention(other)</text:p>
          </table:table-cell>
          <table:table-cell table:number-columns-repeated="2" table:style-name="ce1"/>
          <table:table-cell office:value-type="string" table:style-name="ce1">
            <text:p>global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7">
          <table:table-cell office:value-type="float" office:value="5" table:style-name="ce1">
            <text:p>5</text:p>
          </table:table-cell>
          <table:table-cell office:value-type="string" table:style-name="ce5">
            <text:p>Electronic immunization registry and mobile-based conditional cash transfers to increase vaccination as run by IRD Global</text:p>
          </table:table-cell>
          <table:table-cell office:value-type="string" table:style-name="ce5">
            <text:p><text:a xlink:href="https://www.givewell.org/international/technical/programs/IRD-Global">Providing conditional cash transfers using a mobile phone-based platform to incentivize infant immunization in seven high-risk/low-immunization districts in Sindh Province, Pakistan. (More)</text:a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VGE6PqqxZK_I2WkUs0nqv0otjtnu_0q6ZwTi3asLvWo/edit#gid=252721609">https://docs.google.com/spreadsheets/d/1VGE6PqqxZK_I2WkUs0nqv0otjtnu_0q6ZwTi3asLvWo/edit#gid=252721609</text:a></text:p>
          </table:table-cell>
          <table:table-cell office:value-type="string" table:style-name="ce1">
            <text:p><text:a xlink:href="https://ird.global/program/maternal-and-child/projects/mobile-conditional-cash-transfers-mcct-program/">https://ird.global/program/maternal-and-child/projects/mobile-conditional-cash-transfers-mcct-program/</text:a></text:p>
          </table:table-cell>
          <table:table-cell office:value-type="string" table:style-name="ce1">
            <text:p>Healthcare and prevention &gt;prevention(other)</text:p>
          </table:table-cell>
          <table:table-cell table:number-columns-repeated="2" table:style-name="ce1"/>
          <table:table-cell office:value-type="string" table:style-name="ce1">
            <text:p>global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8">
          <table:table-cell office:value-type="float" office:value="6" table:style-name="ce1">
            <text:p>6</text:p>
          </table:table-cell>
          <table:table-cell office:value-type="string" table:style-name="ce5">
            <text:p>Intermittent preventive treatment in infants (IPTi) for malaria</text:p>
          </table:table-cell>
          <table:table-cell office:value-type="string" table:style-name="ce5">
            <text:p><text:a xlink:href="https://www.givewell.org/international/technical/programs/IPTi">Providing preventive antimalarial medicine to children aged 1-15 months at routine vaccination visits. (More)</text:a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8ROI6dRdKsNfXg5gIyBa1_7eYOjowfbw5n65zkrLnvc/edit#gid=1176773164">https://docs.google.com/spreadsheets/d/18ROI6dRdKsNfXg5gIyBa1_7eYOjowfbw5n65zkrLnvc/edit#gid=1176773164</text:a></text:p>
          </table:table-cell>
          <table:table-cell office:value-type="string" table:style-name="ce1">
            <text:p><text:a xlink:href="https://www.malariaconsortium.org/">https://www.malariaconsortium.org/</text:a></text:p>
          </table:table-cell>
          <table:table-cell office:value-type="string" table:style-name="ce1">
            <text:p>Healthcare and prevention &gt;prevention(other)</text:p>
          </table:table-cell>
          <table:table-cell table:number-columns-repeated="2" table:style-name="ce1"/>
          <table:table-cell office:value-type="string" table:style-name="ce6">
            <text:p>global (Africa, Asia) <text:s text:c="7"/>Africa: Ethiopa South Sudan, Chad, Burkina Faso, Togo, Nigeria, Cameroon, Mozambique, Uganda <text:s text:c="14"/>Asia: Myanmar, Thailand, Cambodia, Bangladesh, Nepal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9">
          <table:table-cell office:value-type="float" office:value="7" table:style-name="ce1">
            <text:p>7</text:p>
          </table:table-cell>
          <table:table-cell office:value-type="string" table:style-name="ce5">
            <text:p>Iron fortification</text:p>
          </table:table-cell>
          <table:table-cell office:value-type="string" table:style-name="ce5">
            <text:p><text:a xlink:href="https://www.givewell.org/international/technical/programs/iron-fortification">Mass fortification of staple foods, such as wheat flour, to reduce iron deficiency. (More)</text:a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6vIIgskVxDlls0QCwGhLcJWUQnSywh6b20EFFVufne8/edit#gid=0">https://docs.google.com/spreadsheets/d/16vIIgskVxDlls0QCwGhLcJWUQnSywh6b20EFFVufne8/edit#gid=0</text:a></text:p>
          </table:table-cell>
          <table:table-cell office:value-type="string" table:style-name="ce1">
            <text:p><text:a xlink:href="https://www.gainhealth.org/">https://www.gainhealth.org/</text:a></text:p>
          </table:table-cell>
          <table:table-cell office:value-type="string" table:style-name="ce1">
            <text:p>Healthcare and prevention &gt;prevention(other)</text:p>
          </table:table-cell>
          <table:table-cell table:number-columns-repeated="2" table:style-name="ce1"/>
          <table:table-cell office:value-type="string" table:style-name="ce1">
            <text:p>global (Africa, Asia)<text:s text:c="9"/>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10">
          <table:table-cell office:value-type="float" office:value="8" table:style-name="ce1">
            <text:p>8</text:p>
          </table:table-cell>
          <table:table-cell office:value-type="string" table:style-name="ce5">
            <text:p>Iron supplementation for school-age children</text:p>
          </table:table-cell>
          <table:table-cell office:value-type="string" table:style-name="ce5">
            <text:p><text:a xlink:href="https://www.givewell.org/international/technical/programs/iron-supplementation">Distributing iron supplements to school-age children to prevent anemia. (More)</text:a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hCNU1us4gavfFUduatVFr2u20V7YxMDdnc8ty9lTeRM/edit#gid=941486089">https://docs.google.com/spreadsheets/d/1hCNU1us4gavfFUduatVFr2u20V7YxMDdnc8ty9lTeRM/edit#gid=941486089</text:a></text:p>
          </table:table-cell>
          <table:table-cell office:value-type="string" table:style-name="ce1">
            <text:p><text:a xlink:href="https://helenkellerintl.org/">https://helenkellerintl.org/</text:a></text:p>
          </table:table-cell>
          <table:table-cell office:value-type="string" table:style-name="ce1">
            <text:p>Healthcare and prevention &gt;prevention(other)</text:p>
          </table:table-cell>
          <table:table-cell table:number-columns-repeated="2" table:style-name="ce1"/>
          <table:table-cell office:value-type="string" table:style-name="ce1">
            <text:p>global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9">
          <table:table-cell office:value-type="float" office:value="9" table:style-name="ce1">
            <text:p>9</text:p>
          </table:table-cell>
          <table:table-cell office:value-type="string" table:style-name="ce5">
            <text:p>Kangaroo mother care (KMC)</text:p>
          </table:table-cell>
          <table:table-cell office:value-type="string" table:style-name="ce5">
            <text:p><text:a xlink:href="https://www.givewell.org/international/technical/programs/kangaroo-mother-care">Providing a low-cost alternative to conventional neonatal intensive care for low birth weight infants during their stay at a healthcare facility. (More)</text:a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MUN2dDgx5ooIfTclyokdGhsXDMpPmYBhYVgTJTfkAMU/edit#gid=1669064268">https://docs.google.com/spreadsheets/d/1MUN2dDgx5ooIfTclyokdGhsXDMpPmYBhYVgTJTfkAMU/edit#gid=1669064268</text:a></text:p>
          </table:table-cell>
          <table:table-cell table:style-name="ce1"/>
          <table:table-cell office:value-type="string" table:style-name="ce1">
            <text:p>Healthcare and prevention &gt;prevention(other)</text:p>
          </table:table-cell>
          <table:table-cell table:number-columns-repeated="3" table:style-name="ce1"/>
          <table:table-cell office:value-type="string" table:style-name="ce1">
            <text:p>children<text:s text:c="2"/>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11">
          <table:table-cell office:value-type="float" office:value="10" table:style-name="ce1">
            <text:p>10</text:p>
          </table:table-cell>
          <table:table-cell office:value-type="string" table:style-name="ce5">
            <text:p>Malaria vaccine</text:p>
          </table:table-cell>
          <table:table-cell office:value-type="string" table:style-name="ce5">
            <text:p><text:a xlink:href="https://www.givewell.org/international/technical/programs/malaria-vaccines">Administration of the RTS,S malaria vaccine to young children in regions with moderate to high transmission as part of a comprehensive malaria control program. (More)</text:a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<text:a xlink:href="https://docs.google.com/spreadsheets/d/1e2AoW8EBNJLUymWAqEdbcdb1aa3dfIFdL3xT2Jb99O8/edit#gid=0">https://docs.google.com/spreadsheets/d/1e2AoW8EBNJLUymWAqEdbcdb1aa3dfIFdL3xT2Jb99O8/edit#gid=0</text:a></text:p>
          </table:table-cell>
          <table:table-cell table:style-name="ce1"/>
          <table:table-cell office:value-type="string" table:style-name="ce1">
            <text:p>Healthcare and prevention &gt;prevention(other)</text:p>
          </table:table-cell>
          <table:table-cell table:number-columns-repeated="3" table:style-name="ce1"/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ass distribution of long-lasting insecticide-treated nets</text:p>
          </table:table-cell>
          <table:table-cell office:value-type="string" table:style-name="ce1">
            <text:p>Giving long-lasting insecticide-treated nets (LLINs) to everyone in areas at risk of malaria, generally every three years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VEtie59TgRvZSEVjfG7qcKBKcQyJn8zO91Lau9YNqXc/edit#gid=175487621</text:p>
          </table:table-cell>
          <table:table-cell office:value-type="string" table:style-name="ce1">
            <text:p>https://www.againstmalaria.com/</text:p>
          </table:table-cell>
          <table:table-cell office:value-type="string" table:style-name="ce1">
            <text:p>Healthcare and prevention &gt;Malaria</text:p>
          </table:table-cell>
          <table:table-cell office:value-type="string" table:style-name="ce1">
            <text:p>Africa, South America, Asia</text:p>
          </table:table-cell>
          <table:table-cell office:value-type="string" table:style-name="ce1">
            <text:p>Congo, Nigaria, Cameroon, Zimbawe, Liberia, Kenya, Tanzania, Inodesia, Sao Tome, Chad, Togo, Malawi, Nepal, Uganda, India, Gambia, Ghana, Burundi, Sierra Leone, Peru, Nicaragua, Angola, Haiti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Children, Women, Men, Elderl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One Acre Fund's tree program</text:p>
          </table:table-cell>
          <table:table-cell office:value-type="string" table:style-name="ce1">
            <text:p>Providing tree seedlings and training to small-scale farmers in sub-Saharan Africa.<text:s/>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9ozv9rwqqBHtDmEUUxR7DWa9UO4zw_spQgWBfx5PD9Y/edit#gid=686609649</text:p>
          </table:table-cell>
          <table:table-cell office:value-type="string" table:style-name="ce1">
            <text:p>https://oneacrefund.org/</text:p>
          </table:table-cell>
          <table:table-cell office:value-type="string" table:style-name="ce1">
            <text:p>economic development &gt;farming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Kenya, Rwanda, Burundi, Malawi, Uganda, Ethiopia, Zambia, Tanzania, Nigeria</text:p>
          </table:table-cell>
          <table:table-cell office:value-type="string" table:style-name="ce7">
            <text:p>nationwide</text:p>
          </table:table-cell>
          <table:table-cell office:value-type="string" table:style-name="ce1">
            <text:p>Men, Wom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Oral Rehydration Solution (ORS) and zinc supplementation</text:p>
          </table:table-cell>
          <table:table-cell office:value-type="string" table:style-name="ce1">
            <text:p>Treating dehydration due to diarrhea with glucose, sodium, and other minerals dissolved in water, in addition to short-term zinc supplementation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QEV70C-r6k_UoQGlmMd71RVocYRaH2McT4fMbbsIO0o/edit#gid=1915371874</text:p>
          </table:table-cell>
          <table:table-cell office:value-type="string" table:style-name="ce1">
            <text:p>https://www.clintonhealthaccess.org/</text:p>
          </table:table-cell>
          <table:table-cell office:value-type="string" table:style-name="ce1">
            <text:p>healthcare and prevention &gt;treatment</text:p>
          </table:table-cell>
          <table:table-cell office:value-type="string" table:style-name="ce1">
            <text:p>Africa, Asia, South America</text:p>
          </table:table-cell>
          <table:table-cell office:value-type="string" table:style-name="ce1">
            <text:p>Nigeria, others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Children, Women, Men, Elderl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articipatory Learning and Action - Maternal and Neonatal Health</text:p>
          </table:table-cell>
          <table:table-cell office:value-type="string" table:style-name="ce1">
            <text:p>Running facilitated meetings of groups of women of reproductive age, especially pregnant women, to develop localized strategies to increase appropriate care-seeking and improve uptake of prevention practices aiming to improve maternal and newborn health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Gxbzy6OM6B7eBgFFh8wtQaIV37l1Iij7J2vsHpy2bL4/edit#gid=1688672755</text:p>
          </table:table-cell>
          <table:table-cell office:value-type="string" table:style-name="ce1">
            <text:p>https://www.womenandchildrenfirst.org.uk/pla-mnh</text:p>
          </table:table-cell>
          <table:table-cell office:value-type="string" table:style-name="ce1">
            <text:p>Healthcare and prevention &gt;maternal and neonatal health</text:p>
          </table:table-cell>
          <table:table-cell office:value-type="string" table:style-name="ce1">
            <text:p>Africa, Asia, Central America, Europe</text:p>
          </table:table-cell>
          <table:table-cell office:value-type="string" table:style-name="ce1">
            <text:p>Ethiopia, Uganda, Malawi, Myanmar, China, Sierra Leone, El Salvador, Guatemala, Honduras, Nicaragua, UK, Bangladesh, Ghana, Tanzania, Kenya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Women, 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onseti casting for clubfoot</text:p>
          </table:table-cell>
          <table:table-cell office:value-type="string" table:style-name="ce1">
            <text:p>Treatment for clubfoot typically consisting of sequential casting to restore foot alignment, surgery on the Achilles tendon, and subsequent bracing to maintain alignment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Il-DXzDrlBNPqBuujFtP6q-a6gJevVTIwD-Nw14tDn4/edit#gid=0</text:p>
          </table:table-cell>
          <table:table-cell office:value-type="string" table:style-name="ce1">
            <text:p>https://globalclubfoot.com/</text:p>
          </table:table-cell>
          <table:table-cell office:value-type="string" table:style-name="ce1">
            <text:p>Healthcare and prevention &gt;orthopedic treatment</text:p>
          </table:table-cell>
          <table:table-cell office:value-type="string" table:style-name="ce1">
            <text:p>Africa, Asia, South America, Central America</text:p>
          </table:table-cell>
          <table:table-cell office:value-type="string" table:style-name="ce1">
            <text:p>Nicaragua, Kenya, Congo, Cameroon, others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easonal malaria chemoprevention</text:p>
          </table:table-cell>
          <table:table-cell office:value-type="string" table:style-name="ce1">
            <text:p>Giving children under the age of 5 courses of malaria treatment monthly during the annual period of highest malaria transmission. (More)</text:p>
          </table:table-cell>
          <table:table-cell office:value-type="string" table:style-name="ce1">
            <text:p>GiveWell</text:p>
          </table:table-cell>
          <table:table-cell office:value-type="string" table:style-name="ce8">
            <text:p><text:a xlink:href="https://docs.google.com/spreadsheets/d/18ROI6dRdKsNfXg5gIyBa1_7eYOjowfbw5n65zkrLnvc/edit#gid=791021775">https://docs.google.com/spreadsheets/d/18ROI6dRdKsNfXg5gIyBa1_7eYOjowfbw5n65zkrLnvc/edit#gid=791021775</text:a></text:p>
          </table:table-cell>
          <table:table-cell office:value-type="string" table:style-name="ce1">
            <text:p>https://www.malariaconsortium.org/</text:p>
          </table:table-cell>
          <table:table-cell office:value-type="string" table:style-name="ce1">
            <text:p>healthcare and prevention &gt;treatment</text:p>
          </table:table-cell>
          <table:table-cell office:value-type="string" table:style-name="ce1">
            <text:p>Africa, South America, Asia</text:p>
          </table:table-cell>
          <table:table-cell table:style-name="ce1"/>
          <table:table-cell office:value-type="string" table:style-name="ce1">
            <text:p>global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MS reminders for immunization</text:p>
          </table:table-cell>
          <table:table-cell office:value-type="string" table:style-name="ce1">
            <text:p>Sending Short Message Service (SMS) messages to caregivers' cell phones to remind them of young children's upcoming vaccination dates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DQBnpLXE3SYkworGlPQ55ZAh8bZSJxp4CynBbtJyjAs/edit#gid=1433949637</text:p>
          </table:table-cell>
          <table:table-cell office:value-type="string" table:style-name="ce1">
            <text:p>https://www.charityentrepreneurship.com/charity-science-health</text:p>
          </table:table-cell>
          <table:table-cell office:value-type="string" table:style-name="ce1">
            <text:p>Healthcare and prevention &gt;prevention(other)</text:p>
          </table:table-cell>
          <table:table-cell office:value-type="string" table:style-name="ce1">
            <text:p>Asia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nationwide</text:p>
          </table:table-cell>
          <table:table-cell office:value-type="string" table:style-name="ce1">
            <text:p>Women, Men, 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yphilis screening and treatment during pregnancy</text:p>
          </table:table-cell>
          <table:table-cell office:value-type="string" table:style-name="ce1">
            <text:p>Providing rapid point-of-care testing and treatment of syphilis during pregnancy to prevent the complications of syphilis infection for the child and mother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7ivGP0KATv32vfrUCLzXUuoerXAkMXKkciLv-B_WwE8/edit#gid=973941931</text:p>
          </table:table-cell>
          <table:table-cell office:value-type="string" table:style-name="ce1">
            <text:p>https://www.evidenceaction.org/programs/syphilis-free-start</text:p>
          </table:table-cell>
          <table:table-cell table:style-name="ce1"/>
          <table:table-cell office:value-type="string" table:style-name="ce1">
            <text:p>Africa</text:p>
          </table:table-cell>
          <table:table-cell office:value-type="string" table:style-name="ce1">
            <text:p>Liberia, Cameroon, Zambia</text:p>
          </table:table-cell>
          <table:table-cell office:value-type="string" table:style-name="ce1">
            <text:p>nationwide</text:p>
          </table:table-cell>
          <table:table-cell office:value-type="string" table:style-name="ce1">
            <text:p>Wom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itamin A supplementation</text:p>
          </table:table-cell>
          <table:table-cell office:value-type="string" table:style-name="ce1">
            <text:p>Treating all children aged approximately 6-months to 5-years in areas at high-risk for vitamin A deficiency with high-dose vitamin A supplements two or three times per year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8ROI6dRdKsNfXg5gIyBa1_7eYOjowfbw5n65zkrLnvc/edit#gid=1070538669</text:p>
          </table:table-cell>
          <table:table-cell office:value-type="string" table:style-name="ce1">
            <text:p>https://helenkellerintl.org/combatting-vitamin-a-deficiencies/</text:p>
          </table:table-cell>
          <table:table-cell office:value-type="string" table:style-name="ce1">
            <text:p>Healthcare and prevention &gt;prevention(other)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others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reastfeeding promotion</text:p>
          </table:table-cell>
          <table:table-cell office:value-type="string" table:style-name="ce1">
            <text:p>Encouraging mothers to increase breastfeeding exclusivity and duration. (More) Alive &amp; Thrive's program, for example, includes delivering a package of infant and young child feeding interventions focused on breastfeeding promotion and support, including face-to-face counseling, community mobilization, and mass media communications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dV5fv6OD5ogwJ6ImMz1EMgpQs5-r7ksCnlm9tnM_U0o/edit</text:p>
          </table:table-cell>
          <table:table-cell office:value-type="string" table:style-name="ce1">
            <text:p>https://www.aliveandthrive.org/en</text:p>
          </table:table-cell>
          <table:table-cell office:value-type="string" table:style-name="ce1">
            <text:p>Healthcare and prevention &gt;maternal and neonatal health</text:p>
          </table:table-cell>
          <table:table-cell office:value-type="string" table:style-name="ce1">
            <text:p>Africa, Asia</text:p>
          </table:table-cell>
          <table:table-cell office:value-type="string" table:style-name="ce1">
            <text:p>Madagascar, Ethiopia, Nigeria, Burkina Faso, India, Bangladesh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Women, Childr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sh transfers</text:p>
          </table:table-cell>
          <table:table-cell office:value-type="string" table:style-name="ce1">
            <text:p>Giving cash grants to poor people in low-income countries. (More)</text:p>
          </table:table-cell>
          <table:table-cell office:value-type="string" table:style-name="ce1">
            <text:p>GiveWell</text:p>
          </table:table-cell>
          <table:table-cell office:value-type="string" table:style-name="ce1">
            <text:p>https://docs.google.com/spreadsheets/d/18ROI6dRdKsNfXg5gIyBa1_7eYOjowfbw5n65zkrLnvc/edit#gid=1680005064</text:p>
          </table:table-cell>
          <table:table-cell office:value-type="string" table:style-name="ce1">
            <text:p>https://www.givedirectly.org/</text:p>
          </table:table-cell>
          <table:table-cell office:value-type="string" table:style-name="ce1">
            <text:p>economic development &gt;cash transfer and microfinances</text:p>
          </table:table-cell>
          <table:table-cell office:value-type="string" table:style-name="ce1">
            <text:p>Africa, North America, South America, Central America, Asia</text:p>
          </table:table-cell>
          <table:table-cell office:value-type="string" table:style-name="ce1">
            <text:p>Bahamas, Bangladesh, Congo, Kenya, Liberia, Malawi, Morocco, Mozambique, Nigeria, Rwanda, Togo, Turkey, Uganda, United States, Yemen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Men, Women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>Paula Kottwitz</meta:initial-creator>
    <dc:creator>Lena Ngassa</dc:creator>
    <meta:creation-date>2023-12-23T12:43:41Z</meta:creation-date>
    <dc:date>2024-01-07T10:44:56Z</dc:date>
    <meta:editing-cycles>5</meta:editing-cycles>
    <meta:editing-duration>PT0S</meta:editing-duration>
  </office:meta>
</office:document-meta>
</file>